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99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99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3" table:default-cell-style-name="ce11"/>
        <table:table-column table:style-name="co3" table:number-columns-repeated="992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hraseTag:</text:p>
          </table:table-cell>
          <table:table-cell office:value-type="string" calcext:value-type="string">
            <text:p>I-NP</text:p>
          </table:table-cell>
          <table:table-cell office:value-type="string" calcext:value-type="string">
            <text:p>I-INTJ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ce9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icro Dif</text:p>
          </table:table-cell>
          <table:table-cell office:value-type="string" calcext:value-type="string">
            <text:p>Macro Dif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Weights</text:p>
          </table:table-cell>
          <table:table-cell table:number-columns-repeated="991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10" office:value-type="float" office:value="107258.117282" calcext:value-type="float">
            <text:p>107258.117282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991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5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8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table:style-name="ce8" office:value-type="float" office:value="0.86023" calcext:value-type="float">
            <text:p>0.86023</text:p>
          </table:table-cell>
          <table:table-cell table:style-name="ce8" office:value-type="float" office:value="0.26933" calcext:value-type="float">
            <text:p>0.26933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32.89" calcext:value-type="float">
            <text:p>32.89</text:p>
          </table:table-cell>
          <table:table-cell table:style-name="ce8" office:value-type="float" office:value="49747.85476" calcext:value-type="float">
            <text:p>49747.85476</text:p>
          </table:table-cell>
          <table:table-cell table:style-name="ce8" table:number-columns-repeated="2"/>
          <table:table-cell/>
          <table:table-cell table:style-name="ce8" table:number-columns-repeated="992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 table:number-columns-repeated="8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table:number-columns-repeated="3"/>
          <table:table-cell office:value-type="float" office:value="0.869" calcext:value-type="float">
            <text:p>0.869</text:p>
          </table:table-cell>
          <table:table-cell office:value-type="float" office:value="0.3095" calcext:value-type="float">
            <text:p>0.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.3</text:p>
          </table:table-cell>
          <table:table-cell office:value-type="float" office:value="46271.155" calcext:value-type="float">
            <text:p>46271.155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office:value-type="float" office:value="0.8686" calcext:value-type="float">
            <text:p>0.8686</text:p>
          </table:table-cell>
          <table:table-cell office:value-type="float" office:value="0.3093" calcext:value-type="float">
            <text:p>0.3093</text:p>
          </table:table-cell>
          <table:table-cell office:value-type="float" office:value="762" calcext:value-type="float">
            <text:p>762</text:p>
          </table:table-cell>
          <table:table-cell office:value-type="float" office:value="160.05" calcext:value-type="float">
            <text:p>160.05</text:p>
          </table:table-cell>
          <table:table-cell office:value-type="float" office:value="46142.933483" calcext:value-type="float">
            <text:p>46142.933483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0902" calcext:value-type="float">
            <text:p>0.30902</text:p>
          </table:table-cell>
          <table:table-cell office:value-type="float" office:value="629" calcext:value-type="float">
            <text:p>629</text:p>
          </table:table-cell>
          <table:table-cell office:value-type="float" office:value="139.35" calcext:value-type="float">
            <text:p>139.35</text:p>
          </table:table-cell>
          <table:table-cell office:value-type="float" office:value="46139.032161" calcext:value-type="float">
            <text:p>46139.032161</text:p>
          </table:table-cell>
          <table:table-cell table:number-columns-repeated="995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0"/>
          <table:table-cell table:number-columns-repeated="1000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9"/>
          <table:table-cell office:value-type="float" office:value="0.860838" calcext:value-type="float">
            <text:p>0.860838</text:p>
          </table:table-cell>
          <table:table-cell office:value-type="float" office:value="0.270758" calcext:value-type="float">
            <text:p>0.270758</text:p>
          </table:table-cell>
          <table:table-cell office:value-type="float" office:value="419" calcext:value-type="float">
            <text:p>419</text:p>
          </table:table-cell>
          <table:table-cell office:value-type="float" office:value="50.31" calcext:value-type="float">
            <text:p>50.31</text:p>
          </table:table-cell>
          <table:table-cell office:value-type="float" office:value="49372.721412" calcext:value-type="float">
            <text:p>49372.721412</text:p>
          </table:table-cell>
          <table:table-cell table:formula="of:=[.Y11]-[.Y5]" office:value-type="float" office:value="0.000607999999999942" calcext:value-type="float">
            <text:p>0.000608</text:p>
          </table:table-cell>
          <table:table-cell table:formula="of:=[.Z11]-[.Z5]" office:value-type="float" office:value="0.00142799999999998" calcext:value-type="float">
            <text:p>0.001428</text:p>
          </table:table-cell>
          <table:table-cell table:formula="of:=[.$AG$2]*[.AD11]+[.$AG$3]*[.AE11]" office:value-type="float" office:value="0.00109999999999997" calcext:value-type="float">
            <text:p>0.0011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8"/>
          <table:table-cell table:style-name="ce9" office:value-type="float" office:value="0.860687" calcext:value-type="float">
            <text:p>0.860687</text:p>
          </table:table-cell>
          <table:table-cell office:value-type="float" office:value="0.271021" calcext:value-type="float">
            <text:p>0.271021</text:p>
          </table:table-cell>
          <table:table-cell office:value-type="float" office:value="363" calcext:value-type="float">
            <text:p>363</text:p>
          </table:table-cell>
          <table:table-cell office:value-type="float" office:value="43.01" calcext:value-type="float">
            <text:p>43.01</text:p>
          </table:table-cell>
          <table:table-cell office:value-type="float" office:value="49594.01576" calcext:value-type="float">
            <text:p>49594.01576</text:p>
          </table:table-cell>
          <table:table-cell table:formula="of:=[.Y12]-[.Y5]" office:value-type="float" office:value="0.00045699999999993" calcext:value-type="float">
            <text:p>0.000457</text:p>
          </table:table-cell>
          <table:table-cell table:formula="of:=[.Z12]-[.Z5]" office:value-type="float" office:value="0.001691" calcext:value-type="float">
            <text:p>0.001691</text:p>
          </table:table-cell>
          <table:table-cell table:formula="of:=[.$AG$2]*[.AD12]+[.$AG$3]*[.AE12]" office:value-type="float" office:value="0.00119739999999997" calcext:value-type="float">
            <text:p>0.0011974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7"/>
          <table:table-cell office:value-type="float" office:value="0.861979" calcext:value-type="float">
            <text:p>0.861979</text:p>
          </table:table-cell>
          <table:table-cell office:value-type="float" office:value="0.274005" calcext:value-type="float">
            <text:p>0.274005</text:p>
          </table:table-cell>
          <table:table-cell office:value-type="float" office:value="347" calcext:value-type="float">
            <text:p>347</text:p>
          </table:table-cell>
          <table:table-cell office:value-type="float" office:value="41.55" calcext:value-type="float">
            <text:p>41.55</text:p>
          </table:table-cell>
          <table:table-cell office:value-type="float" office:value="49658.31407" calcext:value-type="float">
            <text:p>49658.31407</text:p>
          </table:table-cell>
          <table:table-cell table:formula="of:=[.Y13]-[.Y5]" office:value-type="float" office:value="0.00174899999999989" calcext:value-type="float">
            <text:p>0.001749</text:p>
          </table:table-cell>
          <table:table-cell table:formula="of:=[.Z13]-[.Z5]" office:value-type="float" office:value="0.00467499999999999" calcext:value-type="float">
            <text:p>0.004675</text:p>
          </table:table-cell>
          <table:table-cell table:formula="of:=[.$AG$2]*[.AD13]+[.$AG$3]*[.AE13]" office:value-type="float" office:value="0.00350459999999995" calcext:value-type="float">
            <text:p>0.0035046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3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6"/>
          <table:table-cell office:value-type="float" office:value="0.86172" calcext:value-type="float">
            <text:p>0.86172</text:p>
          </table:table-cell>
          <table:table-cell office:value-type="float" office:value="0.287434" calcext:value-type="float">
            <text:p>0.287434</text:p>
          </table:table-cell>
          <table:table-cell office:value-type="float" office:value="340" calcext:value-type="float">
            <text:p>340</text:p>
          </table:table-cell>
          <table:table-cell office:value-type="float" office:value="42.32" calcext:value-type="float">
            <text:p>42.32</text:p>
          </table:table-cell>
          <table:table-cell office:value-type="float" office:value="49380.45096" calcext:value-type="float">
            <text:p>49380.45096</text:p>
          </table:table-cell>
          <table:table-cell table:formula="of:=[.Y14]-[.Y5]" office:value-type="float" office:value="0.00148999999999999" calcext:value-type="float">
            <text:p>0.00149</text:p>
          </table:table-cell>
          <table:table-cell table:formula="of:=[.Z14]-[.Z5]" office:value-type="float" office:value="0.018104" calcext:value-type="float">
            <text:p>0.018104</text:p>
          </table:table-cell>
          <table:table-cell table:formula="of:=[.$AG$2]*[.AD14]+[.$AG$3]*[.AE14]" office:value-type="float" office:value="0.0114584" calcext:value-type="float">
            <text:p>0.0114584</text:p>
          </table:table-cell>
          <table:table-cell table:number-columns-repeated="992"/>
        </table:table-row>
        <table:table-row table:style-name="ro1">
          <table:table-cell table:style-name="ce4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/>
          <table:table-cell table:style-name="ce4" table:number-columns-repeated="4"/>
          <table:table-cell table:style-name="ce4" office:value-type="boolean" office:boolean-value="true" calcext:value-type="boolean">
            <text:p>TRUE</text:p>
          </table:table-cell>
          <table:table-cell table:style-name="ce4" table:number-columns-repeated="15"/>
          <table:table-cell table:style-name="ce5" office:value-type="float" office:value="0.859933" calcext:value-type="float">
            <text:p>0.859933</text:p>
          </table:table-cell>
          <table:table-cell table:style-name="ce5" office:value-type="float" office:value="0.270984" calcext:value-type="float">
            <text:p>0.270984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40.99" calcext:value-type="float">
            <text:p>40.99</text:p>
          </table:table-cell>
          <table:table-cell table:style-name="ce5" office:value-type="float" office:value="49656.025401" calcext:value-type="float">
            <text:p>49656.025401</text:p>
          </table:table-cell>
          <table:table-cell table:style-name="ce5" table:formula="of:=[.Y15]-[.Y5]" office:value-type="float" office:value="-0.000297000000000103" calcext:value-type="float">
            <text:p>-0.000297</text:p>
          </table:table-cell>
          <table:table-cell table:style-name="ce5" table:formula="of:=[.Z15]-[.Z5]" office:value-type="float" office:value="0.00165399999999999" calcext:value-type="float">
            <text:p>0.001654</text:p>
          </table:table-cell>
          <table:table-cell table:formula="of:=[.$AG$2]*[.AD15]+[.$AG$3]*[.AE15]" office:value-type="float" office:value="0.000873599999999953" calcext:value-type="float">
            <text:p>0.0008736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5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4"/>
          <table:table-cell office:value-type="float" office:value="0.860622" calcext:value-type="float">
            <text:p>0.860622</text:p>
          </table:table-cell>
          <table:table-cell office:value-type="float" office:value="0.269557" calcext:value-type="float">
            <text:p>0.269557</text:p>
          </table:table-cell>
          <table:table-cell office:value-type="float" office:value="427" calcext:value-type="float">
            <text:p>427</text:p>
          </table:table-cell>
          <table:table-cell office:value-type="float" office:value="54.8" calcext:value-type="float">
            <text:p>54.8</text:p>
          </table:table-cell>
          <table:table-cell office:value-type="float" office:value="49393.273026" calcext:value-type="float">
            <text:p>49393.273026</text:p>
          </table:table-cell>
          <table:table-cell table:formula="of:=[.Y16]-[.Y5]" office:value-type="float" office:value="0.000391999999999948" calcext:value-type="float">
            <text:p>0.000392</text:p>
          </table:table-cell>
          <table:table-cell table:formula="of:=[.Z16]-[.Z5]" office:value-type="float" office:value="0.000226999999999977" calcext:value-type="float">
            <text:p>0.000227</text:p>
          </table:table-cell>
          <table:table-cell table:formula="of:=[.$AG$2]*[.AD16]+[.$AG$3]*[.AE16]" office:value-type="float" office:value="0.000292999999999966" calcext:value-type="float">
            <text:p>0.000293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6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3"/>
          <table:table-cell office:value-type="float" office:value="0.862539" calcext:value-type="float">
            <text:p>0.862539</text:p>
          </table:table-cell>
          <table:table-cell office:value-type="float" office:value="0.275036" calcext:value-type="float">
            <text:p>0.275036</text:p>
          </table:table-cell>
          <table:table-cell office:value-type="float" office:value="404" calcext:value-type="float">
            <text:p>404</text:p>
          </table:table-cell>
          <table:table-cell office:value-type="float" office:value="48.68" calcext:value-type="float">
            <text:p>48.68</text:p>
          </table:table-cell>
          <table:table-cell office:value-type="float" office:value="49051.237012" calcext:value-type="float">
            <text:p>49051.237012</text:p>
          </table:table-cell>
          <table:table-cell table:formula="of:=[.Y17]-[.Y5]" office:value-type="float" office:value="0.00230899999999989" calcext:value-type="float">
            <text:p>0.002309</text:p>
          </table:table-cell>
          <table:table-cell table:formula="of:=[.Z17]-[.Z5]" office:value-type="float" office:value="0.00570599999999999" calcext:value-type="float">
            <text:p>0.005706</text:p>
          </table:table-cell>
          <table:table-cell table:formula="of:=[.$AG$2]*[.AD17]+[.$AG$3]*[.AE17]" office:value-type="float" office:value="0.00434719999999995" calcext:value-type="float">
            <text:p>0.0043472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7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2"/>
          <table:table-cell office:value-type="float" office:value="0.861139" calcext:value-type="float">
            <text:p>0.861139</text:p>
          </table:table-cell>
          <table:table-cell office:value-type="float" office:value="0.271407" calcext:value-type="float">
            <text:p>0.271407</text:p>
          </table:table-cell>
          <table:table-cell office:value-type="float" office:value="346" calcext:value-type="float">
            <text:p>346</text:p>
          </table:table-cell>
          <table:table-cell office:value-type="float" office:value="42" calcext:value-type="float">
            <text:p>42</text:p>
          </table:table-cell>
          <table:table-cell office:value-type="float" office:value="49516.135201" calcext:value-type="float">
            <text:p>49516.135201</text:p>
          </table:table-cell>
          <table:table-cell table:formula="of:=[.Y18]-[.Y5]" office:value-type="float" office:value="0.000908999999999938" calcext:value-type="float">
            <text:p>0.000909</text:p>
          </table:table-cell>
          <table:table-cell table:formula="of:=[.Z18]-[.Z5]" office:value-type="float" office:value="0.002077" calcext:value-type="float">
            <text:p>0.002077</text:p>
          </table:table-cell>
          <table:table-cell table:formula="of:=[.$AG$2]*[.AD18]+[.$AG$3]*[.AE18]" office:value-type="float" office:value="0.00160979999999997" calcext:value-type="float">
            <text:p>0.0016098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9"/>
          <table:table-cell table:style-name="ce2" office:value-type="boolean" office:boolean-value="true" calcext:value-type="boolean">
            <text:p>TRUE</text:p>
          </table:table-cell>
          <table:table-cell table:number-columns-repeated="11"/>
          <table:table-cell office:value-type="float" office:value="0.86045" calcext:value-type="float">
            <text:p>0.86045</text:p>
          </table:table-cell>
          <table:table-cell office:value-type="float" office:value="0.269773" calcext:value-type="float">
            <text:p>0.269773</text:p>
          </table:table-cell>
          <table:table-cell office:value-type="float" office:value="447" calcext:value-type="float">
            <text:p>447</text:p>
          </table:table-cell>
          <table:table-cell office:value-type="float" office:value="52.45" calcext:value-type="float">
            <text:p>52.45</text:p>
          </table:table-cell>
          <table:table-cell office:value-type="float" office:value="49697.894855" calcext:value-type="float">
            <text:p>49697.894855</text:p>
          </table:table-cell>
          <table:table-cell table:formula="of:=[.Y19]-[.Y5]" office:value-type="float" office:value="0.000219999999999998" calcext:value-type="float">
            <text:p>0.00022</text:p>
          </table:table-cell>
          <table:table-cell table:formula="of:=[.Z19]-[.Z5]" office:value-type="float" office:value="0.000442999999999971" calcext:value-type="float">
            <text:p>0.000443</text:p>
          </table:table-cell>
          <table:table-cell table:formula="of:=[.$AG$2]*[.AD19]+[.$AG$3]*[.AE19]" office:value-type="float" office:value="0.000353799999999982" calcext:value-type="float">
            <text:p>0.0003538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0"/>
          <table:table-cell table:style-name="ce2" office:value-type="boolean" office:boolean-value="true" calcext:value-type="boolean">
            <text:p>TRUE</text:p>
          </table:table-cell>
          <table:table-cell table:number-columns-repeated="10"/>
          <table:table-cell office:value-type="float" office:value="0.860342" calcext:value-type="float">
            <text:p>0.860342</text:p>
          </table:table-cell>
          <table:table-cell office:value-type="float" office:value="0.269396" calcext:value-type="float">
            <text:p>0.269396</text:p>
          </table:table-cell>
          <table:table-cell office:value-type="float" office:value="356" calcext:value-type="float">
            <text:p>356</text:p>
          </table:table-cell>
          <table:table-cell office:value-type="float" office:value="41.47" calcext:value-type="float">
            <text:p>41.47</text:p>
          </table:table-cell>
          <table:table-cell office:value-type="float" office:value="49695.810287" calcext:value-type="float">
            <text:p>49695.810287</text:p>
          </table:table-cell>
          <table:table-cell table:formula="of:=[.Y20]-[.Y5]" office:value-type="float" office:value="0.00011199999999989" calcext:value-type="float">
            <text:p>0.000112</text:p>
          </table:table-cell>
          <table:table-cell table:formula="of:=[.Z20]-[.Z5]" office:value-type="float" office:value="0.000065999999999955" calcext:value-type="float">
            <text:p>0.000066</text:p>
          </table:table-cell>
          <table:table-cell table:formula="of:=[.$AG$2]*[.AD20]+[.$AG$3]*[.AE20]" office:value-type="float" office:value="0.000084399999999929" calcext:value-type="float">
            <text:p>0.0000844</text:p>
          </table:table-cell>
          <table:table-cell table:number-columns-repeated="992"/>
        </table:table-row>
        <table:table-row table:style-name="ro1">
          <table:table-cell table:style-name="ce5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 table:number-columns-repeated="11"/>
          <table:table-cell table:style-name="ce4" office:value-type="boolean" office:boolean-value="true" calcext:value-type="boolean">
            <text:p>TRUE</text:p>
          </table:table-cell>
          <table:table-cell table:style-name="ce5" table:number-columns-repeated="9"/>
          <table:table-cell table:style-name="ce5" office:value-type="float" office:value="0.860321" calcext:value-type="float">
            <text:p>0.860321</text:p>
          </table:table-cell>
          <table:table-cell table:style-name="ce5" office:value-type="float" office:value="0.269303" calcext:value-type="float">
            <text:p>0.269303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42.73" calcext:value-type="float">
            <text:p>42.73</text:p>
          </table:table-cell>
          <table:table-cell table:style-name="ce5" office:value-type="float" office:value="49700.426968" calcext:value-type="float">
            <text:p>49700.426968</text:p>
          </table:table-cell>
          <table:table-cell table:style-name="ce5" table:formula="of:=[.Y21]-[.Y5]" office:value-type="float" office:value="0.0000909999999999522" calcext:value-type="float">
            <text:p>0.000091</text:p>
          </table:table-cell>
          <table:table-cell table:style-name="ce5" table:formula="of:=[.Z21]-[.Z5]" office:value-type="float" office:value="-0.0000269999999999992" calcext:value-type="float">
            <text:p>-0.000027</text:p>
          </table:table-cell>
          <table:table-cell table:formula="of:=[.$AG$2]*[.AD21]+[.$AG$3]*[.AE21]" office:value-type="float" office:value="0.0000201999999999814" calcext:value-type="float">
            <text:p>0.0000202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2"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0385" calcext:value-type="float">
            <text:p>0.860385</text:p>
          </table:table-cell>
          <table:table-cell office:value-type="float" office:value="0.269374" calcext:value-type="float">
            <text:p>0.269374</text:p>
          </table:table-cell>
          <table:table-cell office:value-type="float" office:value="319" calcext:value-type="float">
            <text:p>319</text:p>
          </table:table-cell>
          <table:table-cell office:value-type="float" office:value="37.87" calcext:value-type="float">
            <text:p>37.87</text:p>
          </table:table-cell>
          <table:table-cell office:value-type="float" office:value="49702.527967" calcext:value-type="float">
            <text:p>49702.527967</text:p>
          </table:table-cell>
          <table:table-cell table:formula="of:=[.Y22]-[.Y5]" office:value-type="float" office:value="0.000154999999999905" calcext:value-type="float">
            <text:p>0.000155</text:p>
          </table:table-cell>
          <table:table-cell table:formula="of:=[.Z22]-[.Z5]" office:value-type="float" office:value="0.0000439999999999885" calcext:value-type="float">
            <text:p>0.000044</text:p>
          </table:table-cell>
          <table:table-cell table:formula="of:=[.$AG$2]*[.AD22]+[.$AG$3]*[.AE22]" office:value-type="float" office:value="0.0000883999999999552" calcext:value-type="float">
            <text:p>0.0000884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4"/>
          <table:table-cell table:style-name="ce2" office:value-type="boolean" office:boolean-value="true" calcext:value-type="boolean">
            <text:p>TRUE</text:p>
          </table:table-cell>
          <table:table-cell table:number-columns-repeated="6"/>
          <table:table-cell office:value-type="float" office:value="0.8605146" calcext:value-type="float">
            <text:p>0.8605146</text:p>
          </table:table-cell>
          <table:table-cell office:value-type="float" office:value="0.2697153" calcext:value-type="float">
            <text:p>0.2697153</text:p>
          </table:table-cell>
          <table:table-cell office:value-type="float" office:value="360" calcext:value-type="float">
            <text:p>360</text:p>
          </table:table-cell>
          <table:table-cell office:value-type="float" office:value="53.8" calcext:value-type="float">
            <text:p>53.8</text:p>
          </table:table-cell>
          <table:table-cell office:value-type="float" office:value="49709.79632" calcext:value-type="float">
            <text:p>49709.79632</text:p>
          </table:table-cell>
          <table:table-cell table:formula="of:=[.Y23]-[.Y5]" office:value-type="float" office:value="0.000284599999999857" calcext:value-type="float">
            <text:p>0.0002846</text:p>
          </table:table-cell>
          <table:table-cell table:formula="of:=[.Z23]-[.Z5]" office:value-type="float" office:value="0.000385299999999977" calcext:value-type="float">
            <text:p>0.0003853</text:p>
          </table:table-cell>
          <table:table-cell table:formula="of:=[.$AG$2]*[.AD23]+[.$AG$3]*[.AE23]" office:value-type="float" office:value="0.000345019999999929" calcext:value-type="float">
            <text:p>0.00034502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0.8604716" calcext:value-type="float">
            <text:p>0.8604716</text:p>
          </table:table-cell>
          <table:table-cell office:value-type="float" office:value="0.2696812" calcext:value-type="float">
            <text:p>0.2696812</text:p>
          </table:table-cell>
          <table:table-cell office:value-type="float" office:value="450" calcext:value-type="float">
            <text:p>450</text:p>
          </table:table-cell>
          <table:table-cell office:value-type="float" office:value="64.01" calcext:value-type="float">
            <text:p>64.01</text:p>
          </table:table-cell>
          <table:table-cell office:value-type="float" office:value="49712.13623" calcext:value-type="float">
            <text:p>49712.13623</text:p>
          </table:table-cell>
          <table:table-cell table:formula="of:=[.Y24]-[.Y5]" office:value-type="float" office:value="0.000241599999999953" calcext:value-type="float">
            <text:p>0.0002416</text:p>
          </table:table-cell>
          <table:table-cell table:formula="of:=[.Z24]-[.Z5]" office:value-type="float" office:value="0.000351199999999996" calcext:value-type="float">
            <text:p>0.0003512</text:p>
          </table:table-cell>
          <table:table-cell table:formula="of:=[.$AG$2]*[.AD24]+[.$AG$3]*[.AE24]" office:value-type="float" office:value="0.000307359999999979" calcext:value-type="float">
            <text:p>0.0003073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6"/>
          <table:table-cell table:style-name="ce2"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0.8614191" calcext:value-type="float">
            <text:p>0.8614191</text:p>
          </table:table-cell>
          <table:table-cell office:value-type="float" office:value="0.2759899" calcext:value-type="float">
            <text:p>0.2759899</text:p>
          </table:table-cell>
          <table:table-cell office:value-type="float" office:value="332" calcext:value-type="float">
            <text:p>332</text:p>
          </table:table-cell>
          <table:table-cell office:value-type="float" office:value="45.66" calcext:value-type="float">
            <text:p>45.66</text:p>
          </table:table-cell>
          <table:table-cell office:value-type="float" office:value="49577.10276" calcext:value-type="float">
            <text:p>49577.10276</text:p>
          </table:table-cell>
          <table:table-cell table:formula="of:=[.Y25]-[.Y5]" office:value-type="float" office:value="0.00118909999999994" calcext:value-type="float">
            <text:p>0.0011891</text:p>
          </table:table-cell>
          <table:table-cell table:formula="of:=[.Z25]-[.Z5]" office:value-type="float" office:value="0.0066599" calcext:value-type="float">
            <text:p>0.0066599</text:p>
          </table:table-cell>
          <table:table-cell table:formula="of:=[.$AG$2]*[.AD25]+[.$AG$3]*[.AE25]" office:value-type="float" office:value="0.00447157999999997" calcext:value-type="float">
            <text:p>0.00447158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7"/>
          <table:table-cell table:style-name="ce2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657047" calcext:value-type="float">
            <text:p>0.8657047</text:p>
          </table:table-cell>
          <table:table-cell office:value-type="float" office:value="0.3006439" calcext:value-type="float">
            <text:p>0.3006439</text:p>
          </table:table-cell>
          <table:table-cell office:value-type="float" office:value="360" calcext:value-type="float">
            <text:p>360</text:p>
          </table:table-cell>
          <table:table-cell office:value-type="float" office:value="49.49" calcext:value-type="float">
            <text:p>49.49</text:p>
          </table:table-cell>
          <table:table-cell office:value-type="float" office:value="46572.29013" calcext:value-type="float">
            <text:p>46572.29013</text:p>
          </table:table-cell>
          <table:table-cell table:formula="of:=[.Y26]-[.Y5]" office:value-type="float" office:value="0.00547469999999994" calcext:value-type="float">
            <text:p>0.0054747</text:p>
          </table:table-cell>
          <table:table-cell table:formula="of:=[.Z26]-[.Z5]" office:value-type="float" office:value="0.0313138999999999" calcext:value-type="float">
            <text:p>0.0313139</text:p>
          </table:table-cell>
          <table:table-cell table:formula="of:=[.$AG$2]*[.AD26]+[.$AG$3]*[.AE26]" office:value-type="float" office:value="0.0209782199999999" calcext:value-type="float">
            <text:p>0.02097822</text:p>
          </table:table-cell>
          <table:table-cell table:number-columns-repeated="992"/>
        </table:table-row>
        <table:table-row table:style-name="ro1">
          <table:table-cell table:style-name="ce5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 table:number-columns-repeated="19"/>
          <table:table-cell table:style-name="ce4" office:value-type="boolean" office:boolean-value="true" calcext:value-type="boolean">
            <text:p>TRUE</text:p>
          </table:table-cell>
          <table:table-cell table:style-name="ce5"/>
          <table:table-cell table:style-name="ce5" office:value-type="float" office:value="0.8596963" calcext:value-type="float">
            <text:p>0.8596963</text:p>
          </table:table-cell>
          <table:table-cell table:style-name="ce5" office:value-type="float" office:value="0.2688408" calcext:value-type="float">
            <text:p>0.2688408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42.38" calcext:value-type="float">
            <text:p>42.38</text:p>
          </table:table-cell>
          <table:table-cell table:style-name="ce5" office:value-type="float" office:value="49460.137843" calcext:value-type="float">
            <text:p>49460.137843</text:p>
          </table:table-cell>
          <table:table-cell table:style-name="ce5" table:formula="of:=[.Y27]-[.Y5]" office:value-type="float" office:value="-0.000533700000000081" calcext:value-type="float">
            <text:p>-0.0005337</text:p>
          </table:table-cell>
          <table:table-cell table:style-name="ce5" table:formula="of:=[.Z27]-[.Z5]" office:value-type="float" office:value="-0.000489200000000023" calcext:value-type="float">
            <text:p>-0.0004892</text:p>
          </table:table-cell>
          <table:table-cell table:formula="of:=[.$AG$2]*[.AD27]+[.$AG$3]*[.AE27]" office:value-type="float" office:value="-0.000507000000000046" calcext:value-type="float">
            <text:p>-0.000507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0"/>
          <table:table-cell table:style-name="ce2" office:value-type="boolean" office:boolean-value="true" calcext:value-type="boolean">
            <text:p>TRUE</text:p>
          </table:table-cell>
          <table:table-cell office:value-type="float" office:value="0.8603424" calcext:value-type="float">
            <text:p>0.8603424</text:p>
          </table:table-cell>
          <table:table-cell office:value-type="float" office:value="0.2693733" calcext:value-type="float">
            <text:p>0.2693733</text:p>
          </table:table-cell>
          <table:table-cell office:value-type="float" office:value="387" calcext:value-type="float">
            <text:p>387</text:p>
          </table:table-cell>
          <table:table-cell office:value-type="float" office:value="46.01" calcext:value-type="float">
            <text:p>46.01</text:p>
          </table:table-cell>
          <table:table-cell office:value-type="float" office:value="49713.460804" calcext:value-type="float">
            <text:p>49713.460804</text:p>
          </table:table-cell>
          <table:table-cell table:formula="of:=[.Y28]-[.Y5]" office:value-type="float" office:value="0.000112399999999901" calcext:value-type="float">
            <text:p>0.0001124</text:p>
          </table:table-cell>
          <table:table-cell table:formula="of:=[.Z28]-[.Z5]" office:value-type="float" office:value="0.0000432999999999684" calcext:value-type="float">
            <text:p>0.0000433</text:p>
          </table:table-cell>
          <table:table-cell table:formula="of:=[.$AG$2]*[.AD28]+[.$AG$3]*[.AE28]" office:value-type="float" office:value="0.0000709399999999416" calcext:value-type="float">
            <text:p>0.00007094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4" table:style-name="ce2" office:value-type="boolean" office:boolean-value="true" calcext:value-type="boolean">
            <text:p>TRUE</text:p>
          </table:table-cell>
          <table:table-cell/>
          <table:table-cell table:number-columns-repeated="5" table:style-name="ce2" office:value-type="boolean" office:boolean-value="true" calcext:value-type="boolean">
            <text:p>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212" calcext:value-type="float">
            <text:p>0.867212</text:p>
          </table:table-cell>
          <table:table-cell office:value-type="float" office:value="0.301131" calcext:value-type="float">
            <text:p>0.301131</text:p>
          </table:table-cell>
          <table:table-cell office:value-type="float" office:value="719" calcext:value-type="float">
            <text:p>719</text:p>
          </table:table-cell>
          <table:table-cell office:value-type="float" office:value="123.58" calcext:value-type="float">
            <text:p>123.58</text:p>
          </table:table-cell>
          <table:table-cell office:value-type="float" office:value="47616.570448" calcext:value-type="float">
            <text:p>47616.570448</text:p>
          </table:table-cell>
          <table:table-cell table:formula="of:=[.Y29]-[.Y5]" office:value-type="float" office:value="0.00698199999999993" calcext:value-type="float">
            <text:p>0.006982</text:p>
          </table:table-cell>
          <table:table-cell table:formula="of:=[.Z29]-[.Z5]" office:value-type="float" office:value="0.031801" calcext:value-type="float">
            <text:p>0.031801</text:p>
          </table:table-cell>
          <table:table-cell table:formula="of:=[.$AG$2]*[.AD29]+[.$AG$3]*[.AE29]" office:value-type="float" office:value="0.0218734" calcext:value-type="float">
            <text:p>0.0218734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126" calcext:value-type="float">
            <text:p>0.867126</text:p>
          </table:table-cell>
          <table:table-cell office:value-type="float" office:value="0.301915" calcext:value-type="float">
            <text:p>0.301915</text:p>
          </table:table-cell>
          <table:table-cell office:value-type="float" office:value="644" calcext:value-type="float">
            <text:p>644</text:p>
          </table:table-cell>
          <table:table-cell office:value-type="float" office:value="121.61" calcext:value-type="float">
            <text:p>121.61</text:p>
          </table:table-cell>
          <table:table-cell office:value-type="float" office:value="47540.174123" calcext:value-type="float">
            <text:p>47540.174123</text:p>
          </table:table-cell>
          <table:table-cell table:formula="of:=[.Y30]-[.Y5]" office:value-type="float" office:value="0.0068959999999999" calcext:value-type="float">
            <text:p>0.006896</text:p>
          </table:table-cell>
          <table:table-cell table:formula="of:=[.Z30]-[.Z5]" office:value-type="float" office:value="0.032585" calcext:value-type="float">
            <text:p>0.032585</text:p>
          </table:table-cell>
          <table:table-cell table:formula="of:=[.$AG$2]*[.AD30]+[.$AG$3]*[.AE30]" office:value-type="float" office:value="0.0223093999999999" calcext:value-type="float">
            <text:p>0.0223094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4"/>
          <table:table-cell table:number-columns-repeated="4" table:style-name="ce2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68978" calcext:value-type="float">
            <text:p>0.868978</text:p>
          </table:table-cell>
          <table:table-cell office:value-type="float" office:value="0.309946" calcext:value-type="float">
            <text:p>0.309946</text:p>
          </table:table-cell>
          <table:table-cell office:value-type="float" office:value="397" calcext:value-type="float">
            <text:p>397</text:p>
          </table:table-cell>
          <table:table-cell office:value-type="float" office:value="54.64" calcext:value-type="float">
            <text:p>54.64</text:p>
          </table:table-cell>
          <table:table-cell office:value-type="float" office:value="46277.81813" calcext:value-type="float">
            <text:p>46277.81813</text:p>
          </table:table-cell>
          <table:table-cell table:formula="of:=[.Y31]-[.$Y$5]" office:value-type="float" office:value="0.00874799999999987" calcext:value-type="float">
            <text:p>0.008748</text:p>
          </table:table-cell>
          <table:table-cell table:formula="of:=[.Z31]-[.$Z$5]" office:value-type="float" office:value="0.040616" calcext:value-type="float">
            <text:p>0.040616</text:p>
          </table:table-cell>
          <table:table-cell table:formula="of:=[.$AG$2]*[.AD31]+[.$AG$3]*[.AE31]" office:value-type="float" office:value="0.0278687999999999" calcext:value-type="float">
            <text:p>0.0278688</text:p>
          </table:table-cell>
          <table:table-cell table:number-columns-repeated="992"/>
        </table:table-row>
        <table:table-row table:style-name="ro1">
          <table:table-cell table:style-name="ce6"/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6"/>
          <table:table-cell table:number-columns-repeated="12" table:style-name="ce7" office:value-type="boolean" office:boolean-value="true" calcext:value-type="boolean">
            <text:p>TRUE</text:p>
          </table:table-cell>
          <table:table-cell table:style-name="ce6"/>
          <table:table-cell table:number-columns-repeated="4" table:style-name="ce7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0.875288" calcext:value-type="float">
            <text:p>0.875288</text:p>
          </table:table-cell>
          <table:table-cell table:style-name="ce6" office:value-type="float" office:value="0.326584" calcext:value-type="float">
            <text:p>0.326584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25.02" calcext:value-type="float">
            <text:p>125.02</text:p>
          </table:table-cell>
          <table:table-cell table:style-name="ce6" office:value-type="float" office:value="44442.299062" calcext:value-type="float">
            <text:p>44442.299062</text:p>
          </table:table-cell>
          <table:table-cell table:style-name="ce6" table:formula="of:=[.Y32]-[.$Y$5]" office:value-type="float" office:value="0.0150579999999999" calcext:value-type="float">
            <text:p>0.015058</text:p>
          </table:table-cell>
          <table:table-cell table:style-name="ce6" table:formula="of:=[.Z32]-[.$Z$5]" office:value-type="float" office:value="0.057254" calcext:value-type="float">
            <text:p>0.057254</text:p>
          </table:table-cell>
          <table:table-cell table:formula="of:=[.$AG$2]*[.AD32]+[.$AG$3]*[.AE32]" office:value-type="float" office:value="0.0403756" calcext:value-type="float">
            <text:p>0.0403756</text:p>
          </table:table-cell>
          <table:table-cell table:number-columns-repeated="992"/>
        </table:table-row>
        <table:table-row table:style-name="ro1">
          <table:table-cell table:style-name="ce5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 table:number-columns-repeated="19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 office:value-type="float" office:value="0.859782" calcext:value-type="float">
            <text:p>0.859782</text:p>
          </table:table-cell>
          <table:table-cell table:style-name="ce5" office:value-type="float" office:value="0.268545" calcext:value-type="float">
            <text:p>0.268545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53.79" calcext:value-type="float">
            <text:p>53.79</text:p>
          </table:table-cell>
          <table:table-cell table:style-name="ce5" office:value-type="float" office:value="49440.410394" calcext:value-type="float">
            <text:p>49440.410394</text:p>
          </table:table-cell>
          <table:table-cell table:style-name="ce5" table:formula="of:=[.Y33]-[.$Y$5]" office:value-type="float" office:value="-0.000448000000000115" calcext:value-type="float">
            <text:p>-0.000448</text:p>
          </table:table-cell>
          <table:table-cell table:style-name="ce5" table:formula="of:=[.Z33]-[.$Z$5]" office:value-type="float" office:value="-0.000785000000000036" calcext:value-type="float">
            <text:p>-0.000785</text:p>
          </table:table-cell>
          <table:table-cell table:formula="of:=[.$AG$2]*[.AD33]+[.$AG$3]*[.AE33]" office:value-type="float" office:value="-0.000650200000000068" calcext:value-type="float">
            <text:p>-0.0006502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/>
          <table:table-cell table:number-columns-repeated="4" table:style-name="ce2" office:value-type="boolean" office:boolean-value="true" calcext:value-type="boolean">
            <text:p>TRU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office:value-type="float" office:value="0.87503" calcext:value-type="float">
            <text:p>0.87503</text:p>
          </table:table-cell>
          <table:table-cell office:value-type="float" office:value="0.326133" calcext:value-type="float">
            <text:p>0.326133</text:p>
          </table:table-cell>
          <table:table-cell office:value-type="float" office:value="762" calcext:value-type="float">
            <text:p>762</text:p>
          </table:table-cell>
          <table:table-cell office:value-type="float" office:value="166.29" calcext:value-type="float">
            <text:p>166.29</text:p>
          </table:table-cell>
          <table:table-cell office:value-type="float" office:value="44426.717885" calcext:value-type="float">
            <text:p>44426.717885</text:p>
          </table:table-cell>
          <table:table-cell table:formula="of:=[.Y34]-[.$Y$5]" office:value-type="float" office:value="0.0148" calcext:value-type="float">
            <text:p>0.0148</text:p>
          </table:table-cell>
          <table:table-cell table:formula="of:=[.Z34]-[.$Z$5]" office:value-type="float" office:value="0.056803" calcext:value-type="float">
            <text:p>0.056803</text:p>
          </table:table-cell>
          <table:table-cell table:formula="of:=[.$AG$2]*[.AD34]+[.$AG$3]*[.AE34]" office:value-type="float" office:value="0.0400018" calcext:value-type="float">
            <text:p>0.0400018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35]-[.$Y$5]" office:value-type="float" office:value="-0.86023" calcext:value-type="float">
            <text:p>-0.86023</text:p>
          </table:table-cell>
          <table:table-cell table:formula="of:=[.Z35]-[.$Z$5]" office:value-type="float" office:value="-0.26933" calcext:value-type="float">
            <text:p>-0.26933</text:p>
          </table:table-cell>
          <table:table-cell table:formula="of:=[.$AG$2]*[.AD35]+[.$AG$3]*[.AE35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36]-[.$Y$5]" office:value-type="float" office:value="-0.86023" calcext:value-type="float">
            <text:p>-0.86023</text:p>
          </table:table-cell>
          <table:table-cell table:formula="of:=[.Z36]-[.$Z$5]" office:value-type="float" office:value="-0.26933" calcext:value-type="float">
            <text:p>-0.26933</text:p>
          </table:table-cell>
          <table:table-cell table:formula="of:=[.$AG$2]*[.AD36]+[.$AG$3]*[.AE36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37]-[.$Y$5]" office:value-type="float" office:value="-0.86023" calcext:value-type="float">
            <text:p>-0.86023</text:p>
          </table:table-cell>
          <table:table-cell table:formula="of:=[.Z37]-[.$Z$5]" office:value-type="float" office:value="-0.26933" calcext:value-type="float">
            <text:p>-0.26933</text:p>
          </table:table-cell>
          <table:table-cell table:formula="of:=[.$AG$2]*[.AD37]+[.$AG$3]*[.AE37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38]-[.$Y$5]" office:value-type="float" office:value="-0.86023" calcext:value-type="float">
            <text:p>-0.86023</text:p>
          </table:table-cell>
          <table:table-cell table:formula="of:=[.Z38]-[.$Z$5]" office:value-type="float" office:value="-0.26933" calcext:value-type="float">
            <text:p>-0.26933</text:p>
          </table:table-cell>
          <table:table-cell table:formula="of:=[.$AG$2]*[.AD38]+[.$AG$3]*[.AE38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39]-[.$Y$5]" office:value-type="float" office:value="-0.86023" calcext:value-type="float">
            <text:p>-0.86023</text:p>
          </table:table-cell>
          <table:table-cell table:formula="of:=[.Z39]-[.$Z$5]" office:value-type="float" office:value="-0.26933" calcext:value-type="float">
            <text:p>-0.26933</text:p>
          </table:table-cell>
          <table:table-cell table:formula="of:=[.$AG$2]*[.AD39]+[.$AG$3]*[.AE39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0]-[.$Y$5]" office:value-type="float" office:value="-0.86023" calcext:value-type="float">
            <text:p>-0.86023</text:p>
          </table:table-cell>
          <table:table-cell table:formula="of:=[.Z40]-[.$Z$5]" office:value-type="float" office:value="-0.26933" calcext:value-type="float">
            <text:p>-0.26933</text:p>
          </table:table-cell>
          <table:table-cell table:formula="of:=[.$AG$2]*[.AD40]+[.$AG$3]*[.AE40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1]-[.$Y$5]" office:value-type="float" office:value="-0.86023" calcext:value-type="float">
            <text:p>-0.86023</text:p>
          </table:table-cell>
          <table:table-cell table:formula="of:=[.Z41]-[.$Z$5]" office:value-type="float" office:value="-0.26933" calcext:value-type="float">
            <text:p>-0.26933</text:p>
          </table:table-cell>
          <table:table-cell table:formula="of:=[.$AG$2]*[.AD41]+[.$AG$3]*[.AE41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2]-[.$Y$5]" office:value-type="float" office:value="-0.86023" calcext:value-type="float">
            <text:p>-0.86023</text:p>
          </table:table-cell>
          <table:table-cell table:formula="of:=[.Z42]-[.$Z$5]" office:value-type="float" office:value="-0.26933" calcext:value-type="float">
            <text:p>-0.26933</text:p>
          </table:table-cell>
          <table:table-cell table:formula="of:=[.$AG$2]*[.AD42]+[.$AG$3]*[.AE42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3]-[.$Y$5]" office:value-type="float" office:value="-0.86023" calcext:value-type="float">
            <text:p>-0.86023</text:p>
          </table:table-cell>
          <table:table-cell table:formula="of:=[.Z43]-[.$Z$5]" office:value-type="float" office:value="-0.26933" calcext:value-type="float">
            <text:p>-0.26933</text:p>
          </table:table-cell>
          <table:table-cell table:formula="of:=[.$AG$2]*[.AD43]+[.$AG$3]*[.AE43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4]-[.$Y$5]" office:value-type="float" office:value="-0.86023" calcext:value-type="float">
            <text:p>-0.86023</text:p>
          </table:table-cell>
          <table:table-cell table:formula="of:=[.Z44]-[.$Z$5]" office:value-type="float" office:value="-0.26933" calcext:value-type="float">
            <text:p>-0.26933</text:p>
          </table:table-cell>
          <table:table-cell table:formula="of:=[.$AG$2]*[.AD44]+[.$AG$3]*[.AE44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formula="of:=[.Y45]-[.$Y$5]" office:value-type="float" office:value="-0.86023" calcext:value-type="float">
            <text:p>-0.86023</text:p>
          </table:table-cell>
          <table:table-cell table:formula="of:=[.Z45]-[.$Z$5]" office:value-type="float" office:value="-0.26933" calcext:value-type="float">
            <text:p>-0.26933</text:p>
          </table:table-cell>
          <table:table-cell table:formula="of:=[.$AG$2]*[.AD45]+[.$AG$3]*[.AE45]" office:value-type="float" office:value="-0.50569" calcext:value-type="float">
            <text:p>-0.50569</text:p>
          </table:table-cell>
          <table:table-cell table:number-columns-repeated="99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6:56:40.54990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9-01-08T17:50:45.645581091</dc:date>
    <meta:editing-duration>PT3H8M58S</meta:editing-duration>
    <meta:editing-cycles>21</meta:editing-cycles>
    <meta:generator>LibreOffice/5.1.6.2$Linux_X86_64 LibreOffice_project/10m0$Build-2</meta:generator>
    <meta:document-statistic meta:table-count="1" meta:cell-count="562" meta:object-count="0"/>
  </office:meta>
</office:document-meta>
</file>